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Scripts/python/pythonpath/common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config.py" manifest:media-type="application/binary"/>
  <manifest:file-entry manifest:full-path="Scripts/python/pythonpath/schematic.py" manifest:media-type="application/binary"/>
  <manifest:file-entry manifest:full-path="Scripts/python/pythonpath/" manifest:media-type="application/binary"/>
  <manifest:file-entry manifest:full-path="Scripts/python/index.py" manifest:media-type="application/binary"/>
  <manifest:file-entry manifest:full-path="Scripts/python/listener.py" manifest:media-type="application/binary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settings.py" manifest:media-type="application/binary"/>
  <manifest:file-entry manifest:full-path="Scripts/python/stam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 style:master-page-name="">
      <style:table-properties style:width="18.5cm" fo:margin-left="2cm" style:page-number="auto" table:align="left"/>
    </style:style>
    <style:style style:name="Перечень_5f_элементов.A" style:display-name="Перечень_элементов.A" style:family="table-column">
      <style:table-column-properties style:column-width="1.998cm"/>
    </style:style>
    <style:style style:name="Перечень_5f_элементов.B" style:display-name="Перечень_элементов.B" style:family="table-column">
      <style:table-column-properties style:column-width="11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" style:display-name="Перечень_элементов.C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" style:display-name="Перечень_элементов.D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" style:display-name="Перечень_элементов.A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" style:display-name="Перечень_элементов.B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" style:display-name="Перечень_элементов.C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" style:display-name="Перечень_элементов.D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" style:display-name="Перечень_элементов.A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" style:display-name="Перечень_элементов.B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" style:display-name="Перечень_элементов.C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" style:display-name="Перечень_элементов.D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" style:display-name="Перечень_элементов.A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" style:display-name="Перечень_элементов.B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" style:display-name="Перечень_элементов.C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" style:display-name="Перечень_элементов.D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" style:display-name="Перечень_элементов.A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" style:display-name="Перечень_элементов.B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" style:display-name="Перечень_элементов.C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" style:display-name="Перечень_элементов.D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7" style:display-name="Перечень_элементов.A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7" style:display-name="Перечень_элементов.B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7" style:display-name="Перечень_элементов.C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" style:display-name="Перечень_элементов.D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8" style:display-name="Перечень_элементов.A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8" style:display-name="Перечень_элементов.B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8" style:display-name="Перечень_элементов.C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" style:display-name="Перечень_элементов.D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9" style:display-name="Перечень_элементов.A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9" style:display-name="Перечень_элементов.B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9" style:display-name="Перечень_элементов.C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" style:display-name="Перечень_элементов.D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0" style:display-name="Перечень_элементов.A1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0" style:display-name="Перечень_элементов.B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0" style:display-name="Перечень_элементов.C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0" style:display-name="Перечень_элементов.D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1" style:display-name="Перечень_элементов.A1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1" style:display-name="Перечень_элементов.B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1" style:display-name="Перечень_элементов.C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1" style:display-name="Перечень_элементов.D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2" style:display-name="Перечень_элементов.A1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2" style:display-name="Перечень_элементов.B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2" style:display-name="Перечень_элементов.C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2" style:display-name="Перечень_элементов.D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3" style:display-name="Перечень_элементов.A1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3" style:display-name="Перечень_элементов.B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3" style:display-name="Перечень_элементов.C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3" style:display-name="Перечень_элементов.D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4" style:display-name="Перечень_элементов.A1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4" style:display-name="Перечень_элементов.B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4" style:display-name="Перечень_элементов.C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4" style:display-name="Перечень_элементов.D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5" style:display-name="Перечень_элементов.A1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5" style:display-name="Перечень_элементов.B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5" style:display-name="Перечень_элементов.C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5" style:display-name="Перечень_элементов.D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6" style:display-name="Перечень_элементов.A1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6" style:display-name="Перечень_элементов.B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6" style:display-name="Перечень_элементов.C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6" style:display-name="Перечень_элементов.D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7" style:display-name="Перечень_элементов.A1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7" style:display-name="Перечень_элементов.B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7" style:display-name="Перечень_элементов.C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7" style:display-name="Перечень_элементов.D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8" style:display-name="Перечень_элементов.A1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8" style:display-name="Перечень_элементов.B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8" style:display-name="Перечень_элементов.C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8" style:display-name="Перечень_элементов.D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9" style:display-name="Перечень_элементов.A1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9" style:display-name="Перечень_элементов.B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9" style:display-name="Перечень_элементов.C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9" style:display-name="Перечень_элементов.D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0" style:display-name="Перечень_элементов.A2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0" style:display-name="Перечень_элементов.B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0" style:display-name="Перечень_элементов.C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0" style:display-name="Перечень_элементов.D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1" style:display-name="Перечень_элементов.A2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1" style:display-name="Перечень_элементов.B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1" style:display-name="Перечень_элементов.C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1" style:display-name="Перечень_элементов.D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2" style:display-name="Перечень_элементов.A2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2" style:display-name="Перечень_элементов.B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2" style:display-name="Перечень_элементов.C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2" style:display-name="Перечень_элементов.D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3" style:display-name="Перечень_элементов.A2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3" style:display-name="Перечень_элементов.B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3" style:display-name="Перечень_элементов.C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3" style:display-name="Перечень_элементов.D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4" style:display-name="Перечень_элементов.A2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4" style:display-name="Перечень_элементов.B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4" style:display-name="Перечень_элементов.C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4" style:display-name="Перечень_элементов.D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5" style:display-name="Перечень_элементов.A2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5" style:display-name="Перечень_элементов.B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5" style:display-name="Перечень_элементов.C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5" style:display-name="Перечень_элементов.D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6" style:display-name="Перечень_элементов.A2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6" style:display-name="Перечень_элементов.B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6" style:display-name="Перечень_элементов.C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6" style:display-name="Перечень_элементов.D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7" style:display-name="Перечень_элементов.A2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7" style:display-name="Перечень_элементов.B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7" style:display-name="Перечень_элементов.C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7" style:display-name="Перечень_элементов.D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8" style:display-name="Перечень_элементов.A2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8" style:display-name="Перечень_элементов.B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8" style:display-name="Перечень_элементов.C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8" style:display-name="Перечень_элементов.D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9" style:display-name="Перечень_элементов.A2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9" style:display-name="Перечень_элементов.B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9" style:display-name="Перечень_элементов.C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9" style:display-name="Перечень_элементов.D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30" style:display-name="Перечень_элементов.30" style:family="table-row">
      <style:table-row-properties style:row-height="0.801cm"/>
    </style:style>
    <style:style style:name="Перечень_5f_элементов.A30" style:display-name="Перечень_элементов.A3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0" style:display-name="Перечень_элементов.B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0" style:display-name="Перечень_элементов.C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0" style:display-name="Перечень_элементов.D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1" style:display-name="Перечень_элементов.A3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1" style:display-name="Перечень_элементов.B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1" style:display-name="Перечень_элементов.C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1" style:display-name="Перечень_элементов.D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2" style:display-name="Перечень_элементов.A3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2" style:display-name="Перечень_элементов.B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2" style:display-name="Перечень_элементов.C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2" style:display-name="Перечень_элементов.D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3" style:display-name="Перечень_элементов.A3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3" style:display-name="Перечень_элементов.B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3" style:display-name="Перечень_элементов.C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3" style:display-name="Перечень_элементов.D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4" style:display-name="Перечень_элементов.A3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4" style:display-name="Перечень_элементов.B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4" style:display-name="Перечень_элементов.C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4" style:display-name="Перечень_элементов.D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5" style:display-name="Перечень_элементов.A3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5" style:display-name="Перечень_элементов.B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5" style:display-name="Перечень_элементов.C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5" style:display-name="Перечень_элементов.D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6" style:display-name="Перечень_элементов.A3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6" style:display-name="Перечень_элементов.B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6" style:display-name="Перечень_элементов.C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6" style:display-name="Перечень_элементов.D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7" style:display-name="Перечень_элементов.A3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7" style:display-name="Перечень_элементов.B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7" style:display-name="Перечень_элементов.C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7" style:display-name="Перечень_элементов.D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8" style:display-name="Перечень_элементов.A3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8" style:display-name="Перечень_элементов.B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8" style:display-name="Перечень_элементов.C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8" style:display-name="Перечень_элементов.D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9" style:display-name="Перечень_элементов.A3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9" style:display-name="Перечень_элементов.B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9" style:display-name="Перечень_элементов.C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9" style:display-name="Перечень_элементов.D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0" style:display-name="Перечень_элементов.A4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0" style:display-name="Перечень_элементов.B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0" style:display-name="Перечень_элементов.C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0" style:display-name="Перечень_элементов.D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1" style:display-name="Перечень_элементов.A4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1" style:display-name="Перечень_элементов.B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1" style:display-name="Перечень_элементов.C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1" style:display-name="Перечень_элементов.D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2" style:display-name="Перечень_элементов.A4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2" style:display-name="Перечень_элементов.B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2" style:display-name="Перечень_элементов.C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2" style:display-name="Перечень_элементов.D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3" style:display-name="Перечень_элементов.A4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3" style:display-name="Перечень_элементов.B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3" style:display-name="Перечень_элементов.C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3" style:display-name="Перечень_элементов.D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4" style:display-name="Перечень_элементов.A4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4" style:display-name="Перечень_элементов.B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4" style:display-name="Перечень_элементов.C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4" style:display-name="Перечень_элементов.D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5" style:display-name="Перечень_элементов.A4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5" style:display-name="Перечень_элементов.B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5" style:display-name="Перечень_элементов.C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5" style:display-name="Перечень_элементов.D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6" style:display-name="Перечень_элементов.A4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6" style:display-name="Перечень_элементов.B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6" style:display-name="Перечень_элементов.C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6" style:display-name="Перечень_элементов.D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7" style:display-name="Перечень_элементов.A4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7" style:display-name="Перечень_элементов.B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7" style:display-name="Перечень_элементов.C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7" style:display-name="Перечень_элементов.D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8" style:display-name="Перечень_элементов.A4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8" style:display-name="Перечень_элементов.B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8" style:display-name="Перечень_элементов.C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8" style:display-name="Перечень_элементов.D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9" style:display-name="Перечень_элементов.A4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49" style:display-name="Перечень_элементов.B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49" style:display-name="Перечень_элементов.C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9" style:display-name="Перечень_элементов.D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0" style:display-name="Перечень_элементов.A5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0" style:display-name="Перечень_элементов.B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0" style:display-name="Перечень_элементов.C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0" style:display-name="Перечень_элементов.D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1" style:display-name="Перечень_элементов.A5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1" style:display-name="Перечень_элементов.B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1" style:display-name="Перечень_элементов.C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1" style:display-name="Перечень_элементов.D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2" style:display-name="Перечень_элементов.A5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2" style:display-name="Перечень_элементов.B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2" style:display-name="Перечень_элементов.C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2" style:display-name="Перечень_элементов.D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3" style:display-name="Перечень_элементов.A5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3" style:display-name="Перечень_элементов.B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3" style:display-name="Перечень_элементов.C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3" style:display-name="Перечень_элементов.D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4" style:display-name="Перечень_элементов.A5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4" style:display-name="Перечень_элементов.B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4" style:display-name="Перечень_элементов.C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4" style:display-name="Перечень_элементов.D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5" style:display-name="Перечень_элементов.A5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5" style:display-name="Перечень_элементов.B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5" style:display-name="Перечень_элементов.C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5" style:display-name="Перечень_элементов.D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6" style:display-name="Перечень_элементов.A5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6" style:display-name="Перечень_элементов.B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6" style:display-name="Перечень_элементов.C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6" style:display-name="Перечень_элементов.D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7" style:display-name="Перечень_элементов.A5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7" style:display-name="Перечень_элементов.B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7" style:display-name="Перечень_элементов.C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7" style:display-name="Перечень_элементов.D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8" style:display-name="Перечень_элементов.A5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8" style:display-name="Перечень_элементов.B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8" style:display-name="Перечень_элементов.C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8" style:display-name="Перечень_элементов.D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9" style:display-name="Перечень_элементов.A5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9" style:display-name="Перечень_элементов.B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9" style:display-name="Перечень_элементов.C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9" style:display-name="Перечень_элементов.D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0" style:display-name="Перечень_элементов.A6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0" style:display-name="Перечень_элементов.B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0" style:display-name="Перечень_элементов.C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0" style:display-name="Перечень_элементов.D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61" style:display-name="Перечень_элементов.61" style:family="table-row">
      <style:table-row-properties style:row-height="0.834cm"/>
    </style:style>
    <style:style style:name="Перечень_5f_элементов.A61" style:display-name="Перечень_элементов.A6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1" style:display-name="Перечень_элементов.B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1" style:display-name="Перечень_элементов.C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1" style:display-name="Перечень_элементов.D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2" style:display-name="Перечень_элементов.A6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2" style:display-name="Перечень_элементов.B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2" style:display-name="Перечень_элементов.C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2" style:display-name="Перечень_элементов.D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3" style:display-name="Перечень_элементов.A6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3" style:display-name="Перечень_элементов.B6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3" style:display-name="Перечень_элементов.C6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3" style:display-name="Перечень_элементов.D6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4" style:display-name="Перечень_элементов.A6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4" style:display-name="Перечень_элементов.B6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4" style:display-name="Перечень_элементов.C6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4" style:display-name="Перечень_элементов.D6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5" style:display-name="Перечень_элементов.A6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5" style:display-name="Перечень_элементов.B6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5" style:display-name="Перечень_элементов.C6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5" style:display-name="Перечень_элементов.D6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6" style:display-name="Перечень_элементов.A6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6" style:display-name="Перечень_элементов.B6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6" style:display-name="Перечень_элементов.C6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6" style:display-name="Перечень_элементов.D6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7" style:display-name="Перечень_элементов.A6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7" style:display-name="Перечень_элементов.B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7" style:display-name="Перечень_элементов.C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7" style:display-name="Перечень_элементов.D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8" style:display-name="Перечень_элементов.A6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8" style:display-name="Перечень_элементов.B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8" style:display-name="Перечень_элементов.C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8" style:display-name="Перечень_элементов.D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9" style:display-name="Перечень_элементов.A6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9" style:display-name="Перечень_элементов.B6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9" style:display-name="Перечень_элементов.C6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9" style:display-name="Перечень_элементов.D6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70" style:display-name="Перечень_элементов.A7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70" style:display-name="Перечень_элементов.B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70" style:display-name="Перечень_элементов.C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0" style:display-name="Перечень_элементов.D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71" style:display-name="Перечень_элементов.A7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71" style:display-name="Перечень_элементов.B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71" style:display-name="Перечень_элементов.C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1" style:display-name="Перечень_элементов.D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72" style:display-name="Перечень_элементов.A7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72" style:display-name="Перечень_элементов.B7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72" style:display-name="Перечень_элементов.C7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2" style:display-name="Перечень_элементов.D7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Заголовок_20_графы_20_форматной_20_рамки">
      <style:text-properties style:text-scale="90%"/>
    </style:style>
    <style:style style:name="P2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3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4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5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6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7" style:family="paragraph" style:parent-style-name="Заголовок_20_графы_20_таблицы">
      <style:paragraph-properties fo:line-height="80%"/>
    </style:style>
    <style:style style:name="P8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9" style:family="paragraph" style:parent-style-name="Значение_20_графы_20_форматной_20_рамки">
      <style:text-properties fo:font-size="18pt" officeooo:rsid="009f79a6" officeooo:paragraph-rsid="009f79a6" style:font-size-asian="18pt" style:font-size-complex="18pt" style:text-scale="100%"/>
    </style:style>
    <style:style style:name="P10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2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P13" style:family="paragraph" style:parent-style-name="Значение_20_графы_20_форматной_20_рамки_20__28_повёрнуто_29_">
      <style:text-properties fo:font-size="16pt" style:text-scale="100%"/>
    </style:style>
    <style:style style:name="P14" style:family="paragraph" style:parent-style-name="Кол.">
      <style:text-properties officeooo:rsid="009e82b6" officeooo:paragraph-rsid="009e82b6" style:text-scale="100%"/>
    </style:style>
    <style:style style:name="P15" style:family="paragraph" style:parent-style-name="Кол.">
      <style:text-properties officeooo:rsid="009f79a6" officeooo:paragraph-rsid="009f79a6" style:text-scale="100%"/>
    </style:style>
    <style:style style:name="P16" style:family="paragraph" style:parent-style-name="Кол.">
      <style:text-properties officeooo:rsid="00a081b9" officeooo:paragraph-rsid="00a081b9" style:text-scale="100%"/>
    </style:style>
    <style:style style:name="P17" style:family="paragraph" style:parent-style-name="Кол.">
      <style:text-properties officeooo:rsid="00a0c53c" officeooo:paragraph-rsid="00a0c53c" style:text-scale="100%"/>
    </style:style>
    <style:style style:name="P18" style:family="paragraph" style:parent-style-name="Кол.">
      <style:text-properties officeooo:rsid="00a17631" officeooo:paragraph-rsid="00a17631" style:text-scale="100%"/>
    </style:style>
    <style:style style:name="P19" style:family="paragraph" style:parent-style-name="Кол.">
      <style:text-properties officeooo:rsid="00a213c5" officeooo:paragraph-rsid="00a213c5" style:text-scale="100%"/>
    </style:style>
    <style:style style:name="P20" style:family="paragraph" style:parent-style-name="Кол.">
      <style:text-properties officeooo:rsid="00a8c826" officeooo:paragraph-rsid="00a8c826" style:text-scale="100%"/>
    </style:style>
    <style:style style:name="P21" style:family="paragraph" style:parent-style-name="Кол.">
      <style:text-properties style:font-name="OpenGost Type B TT" fo:font-size="16pt" fo:language="ru" fo:country="RU" fo:font-style="normal" officeooo:rsid="00a081b9" officeooo:paragraph-rsid="00a081b9" style:text-scale="100%"/>
    </style:style>
    <style:style style:name="P22" style:family="paragraph" style:parent-style-name="Кол.">
      <style:text-properties style:font-name="OpenGost Type B TT" fo:font-size="16pt" fo:language="ru" fo:country="RU" fo:font-style="normal" officeooo:rsid="00a213c5" officeooo:paragraph-rsid="00a213c5" style:text-scale="100%"/>
    </style:style>
    <style:style style:name="P23" style:family="paragraph" style:parent-style-name="Кол.">
      <style:text-properties style:font-name="OpenGost Type B TT" fo:font-size="16pt" fo:language="ru" fo:country="RU" fo:font-style="normal" officeooo:rsid="00a6f1c5" officeooo:paragraph-rsid="00a6f1c5" style:text-scale="100%"/>
    </style:style>
    <style:style style:name="P24" style:family="paragraph" style:parent-style-name="Кол.">
      <style:text-properties style:font-name="OpenGost Type B TT" fo:font-size="16pt" fo:language="ru" fo:country="RU" fo:font-style="normal" officeooo:rsid="00a8c826" officeooo:paragraph-rsid="00a8c826" style:text-scale="100%"/>
    </style:style>
    <style:style style:name="P2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f79a6" officeooo:paragraph-rsid="009f79a6" style:text-scale="100%"/>
    </style:style>
    <style:style style:name="P2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9e82b6" style:text-scale="100%"/>
    </style:style>
    <style:style style:name="P2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a6f1c5" style:text-scale="100%"/>
    </style:style>
    <style:style style:name="P2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f79a6" officeooo:paragraph-rsid="009f79a6" style:text-scale="100%"/>
    </style:style>
    <style:style style:name="P2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81b9" officeooo:paragraph-rsid="00a081b9" style:text-scale="100%"/>
    </style:style>
    <style:style style:name="P3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c53c" officeooo:paragraph-rsid="00a0c53c" style:text-scale="100%"/>
    </style:style>
    <style:style style:name="P3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a17631" style:text-scale="100%"/>
    </style:style>
    <style:style style:name="P3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a213c5" style:text-scale="100%"/>
    </style:style>
    <style:style style:name="P3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3e1da" officeooo:paragraph-rsid="00a3e1da" style:text-scale="100%"/>
    </style:style>
    <style:style style:name="P3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6f1c5" officeooo:paragraph-rsid="00a6f1c5" style:text-scale="100%"/>
    </style:style>
    <style:style style:name="P3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8c826" officeooo:paragraph-rsid="00a8c826" style:text-scale="100%"/>
    </style:style>
    <style:style style:name="P3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a991e" officeooo:paragraph-rsid="00aa991e" style:text-scale="100%"/>
    </style:style>
    <style:style style:name="P3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081b9" style:text-scale="100%"/>
    </style:style>
    <style:style style:name="P3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213c5" style:text-scale="100%"/>
    </style:style>
    <style:style style:name="P3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17631" style:text-scale="94%"/>
    </style:style>
    <style:style style:name="P40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9e82b6" officeooo:paragraph-rsid="009e82b6" style:text-scale="100%"/>
    </style:style>
    <style:style style:name="P41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9f79a6" officeooo:paragraph-rsid="009f79a6" style:text-scale="100%"/>
    </style:style>
    <style:style style:name="P42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081b9" officeooo:paragraph-rsid="00a081b9" style:text-scale="100%"/>
    </style:style>
    <style:style style:name="P43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0c53c" officeooo:paragraph-rsid="00a0c53c" style:text-scale="100%"/>
    </style:style>
    <style:style style:name="P44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17631" officeooo:paragraph-rsid="00a17631" style:text-scale="100%"/>
    </style:style>
    <style:style style:name="P45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213c5" officeooo:paragraph-rsid="00a213c5" style:text-scale="100%"/>
    </style:style>
    <style:style style:name="P46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354c4" officeooo:paragraph-rsid="00a354c4" style:text-scale="100%"/>
    </style:style>
    <style:style style:name="P47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5c17f" officeooo:paragraph-rsid="00a5c17f" style:text-scale="100%"/>
    </style:style>
    <style:style style:name="P48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6f1c5" officeooo:paragraph-rsid="00a6f1c5" style:text-scale="100%"/>
    </style:style>
    <style:style style:name="P49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8c826" officeooo:paragraph-rsid="00a8c826" style:text-scale="100%"/>
    </style:style>
    <style:style style:name="P50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a991e" officeooo:paragraph-rsid="00aa991e" style:text-scale="100%"/>
    </style:style>
    <style:style style:name="P51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e82b6" officeooo:paragraph-rsid="009e82b6" style:text-scale="100%"/>
    </style:style>
    <style:style style:name="P52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officeooo:paragraph-rsid="00a213c5" style:text-scale="100%"/>
    </style:style>
    <style:style style:name="P53" style:family="paragraph" style:parent-style-name="Примечание">
      <style:text-properties officeooo:rsid="009e82b6" officeooo:paragraph-rsid="009e82b6" style:text-scale="100%"/>
    </style:style>
    <style:style style:name="P54" style:family="paragraph" style:parent-style-name="Примечание">
      <style:text-properties officeooo:rsid="00a213c5" officeooo:paragraph-rsid="00a213c5" style:text-scale="80%"/>
    </style:style>
    <style:style style:name="P55" style:family="paragraph" style:parent-style-name="Пустой" style:master-page-name="Первый_20_лист_20_1">
      <style:paragraph-properties style:page-number="auto"/>
    </style:style>
    <style:style style:name="T1" style:family="text">
      <style:text-properties style:text-scale="100%"/>
    </style:style>
    <style:style style:name="T2" style:family="text">
      <style:text-properties style:font-name="OpenGost Type B TT" fo:font-size="16pt" fo:language="ru" fo:country="RU" fo:font-style="normal" style:text-underline-style="none" officeooo:rsid="00a081b9"/>
    </style:style>
    <style:style style:name="T3" style:family="text">
      <style:text-properties style:font-name="OpenGost Type B TT" fo:font-size="16pt" fo:language="ru" fo:country="RU" fo:font-style="normal" style:text-underline-style="none" officeooo:rsid="00a17631"/>
    </style:style>
    <style:style style:name="T4" style:family="text">
      <style:text-properties style:font-name="OpenGost Type B TT" fo:font-size="16pt" fo:language="ru" fo:country="RU" fo:font-style="normal" style:text-underline-style="none" officeooo:rsid="00a213c5"/>
    </style:style>
    <style:style style:name="T5" style:family="text">
      <style:text-properties style:font-name="OpenGost Type B TT" fo:font-size="16pt" fo:language="ru" fo:country="RU" fo:font-style="normal" officeooo:rsid="00a213c5"/>
    </style:style>
    <style:style style:name="T6" style:family="text">
      <style:text-properties officeooo:rsid="009f79a6"/>
    </style:style>
    <style:style style:name="T7" style:family="text">
      <style:text-properties officeooo:rsid="00a17631"/>
    </style:style>
    <style:style style:name="T8" style:family="text">
      <style:text-properties officeooo:rsid="00a213c5"/>
    </style:style>
    <style:style style:name="T9" style:family="text">
      <style:text-properties officeooo:rsid="00a6f1c5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7"><text:span text:style-name="T1">Поз.<text:line-break/>обозна-<text:line-break/>чение</text:span></text:p>
            </table:table-cell>
            <table:table-cell table:style-name="Перечень_5f_элементов.B1" office:value-type="string">
              <text:p text:style-name="Заголовок_20_графы_20_таблицы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P40"/>
          </table:table-cell>
          <table:table-cell table:style-name="Перечень_5f_элементов.B2" office:value-type="string">
            <text:p text:style-name="P26"/>
          </table:table-cell>
          <table:table-cell table:style-name="Перечень_5f_элементов.C2" office:value-type="string">
            <text:p text:style-name="P14"/>
          </table:table-cell>
          <table:table-cell table:style-name="Перечень_5f_элементов.D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" office:value-type="string">
            <text:p text:style-name="P51"/>
          </table:table-cell>
          <table:table-cell table:style-name="Перечень_5f_элементов.B4" office:value-type="string">
            <text:p text:style-name="P25">Спецификация</text:p>
          </table:table-cell>
          <table:table-cell table:style-name="Перечень_5f_элементов.C4" office:value-type="string">
            <text:p text:style-name="P14"/>
          </table:table-cell>
          <table:table-cell table:style-name="Перечень_5f_элементов.D4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" office:value-type="string">
            <text:p text:style-name="P40"/>
          </table:table-cell>
          <table:table-cell table:style-name="Перечень_5f_элементов.B4" office:value-type="string">
            <text:p text:style-name="P26"/>
          </table:table-cell>
          <table:table-cell table:style-name="Перечень_5f_элементов.C4" office:value-type="string">
            <text:p text:style-name="P14"/>
          </table:table-cell>
          <table:table-cell table:style-name="Перечень_5f_элементов.D4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40">1</text:p>
          </table:table-cell>
          <table:table-cell table:style-name="Перечень_5f_элементов.B5" office:value-type="string">
            <text:p text:style-name="P26">Флюгарка тканевая красная</text:p>
          </table:table-cell>
          <table:table-cell table:style-name="Перечень_5f_элементов.C5" office:value-type="string">
            <text:p text:style-name="P14">1</text:p>
          </table:table-cell>
          <table:table-cell table:style-name="Перечень_5f_элементов.D5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15" office:value-type="string">
            <text:p text:style-name="P40">2</text:p>
          </table:table-cell>
          <table:table-cell table:style-name="Перечень_5f_элементов.B15" office:value-type="string">
            <text:p text:style-name="P26">Прут нерж. <text:span text:style-name="T7">с</text:span>таль d4мм</text:p>
          </table:table-cell>
          <table:table-cell table:style-name="Перечень_5f_элементов.C15" office:value-type="string">
            <text:p text:style-name="P14">1</text:p>
          </table:table-cell>
          <table:table-cell table:style-name="Перечень_5f_элементов.D15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15" office:value-type="string">
            <text:p text:style-name="P40">3</text:p>
          </table:table-cell>
          <table:table-cell table:style-name="Перечень_5f_элементов.B15" office:value-type="string">
            <text:p text:style-name="P26">Гайка М4</text:p>
          </table:table-cell>
          <table:table-cell table:style-name="Перечень_5f_элементов.C15" office:value-type="string">
            <text:p text:style-name="P14">2</text:p>
          </table:table-cell>
          <table:table-cell table:style-name="Перечень_5f_элементов.D15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15" office:value-type="string">
            <text:p text:style-name="P40">4</text:p>
          </table:table-cell>
          <table:table-cell table:style-name="Перечень_5f_элементов.B15" office:value-type="string">
            <text:p text:style-name="P26">Болт М4</text:p>
          </table:table-cell>
          <table:table-cell table:style-name="Перечень_5f_элементов.C15" office:value-type="string">
            <text:p text:style-name="P14">2</text:p>
          </table:table-cell>
          <table:table-cell table:style-name="Перечень_5f_элементов.D15" office:value-type="string">
            <text:p text:style-name="P53">Или винт М4</text:p>
          </table:table-cell>
        </table:table-row>
        <table:table-row table:style-name="Перечень_5f_элементов.2">
          <table:table-cell table:style-name="Перечень_5f_элементов.A15" office:value-type="string">
            <text:p text:style-name="P40">5</text:p>
          </table:table-cell>
          <table:table-cell table:style-name="Перечень_5f_элементов.B15" office:value-type="string">
            <text:p text:style-name="P27">Вставка усиливающа<text:span text:style-name="T9">я, </text:span>труба дюраль <text:span text:style-name="T9">в</text:span>36x2x120мм</text:p>
          </table:table-cell>
          <table:table-cell table:style-name="Перечень_5f_элементов.C15" office:value-type="string">
            <text:p text:style-name="P14">1</text:p>
          </table:table-cell>
          <table:table-cell table:style-name="Перечень_5f_элементов.D15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15" office:value-type="string">
            <text:p text:style-name="P40"/>
          </table:table-cell>
          <table:table-cell table:style-name="Перечень_5f_элементов.B15" office:value-type="string">
            <text:p text:style-name="P26"/>
          </table:table-cell>
          <table:table-cell table:style-name="Перечень_5f_элементов.C15" office:value-type="string">
            <text:p text:style-name="P14"/>
          </table:table-cell>
          <table:table-cell table:style-name="Перечень_5f_элементов.D15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15" office:value-type="string">
            <text:p text:style-name="P40">6</text:p>
          </table:table-cell>
          <table:table-cell table:style-name="Перечень_5f_элементов.B15" office:value-type="string">
            <text:p text:style-name="P26">Пластина крепления карабинов вант мачты</text:p>
          </table:table-cell>
          <table:table-cell table:style-name="Перечень_5f_элементов.C15" office:value-type="string">
            <text:p text:style-name="P15">1</text:p>
          </table:table-cell>
          <table:table-cell table:style-name="Перечень_5f_элементов.D15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15" office:value-type="string">
            <text:p text:style-name="P40"/>
          </table:table-cell>
          <table:table-cell table:style-name="Перечень_5f_элементов.B15" office:value-type="string">
            <text:p text:style-name="P26">И блоков <text:span text:style-name="T6">фалов парусов, сталь s4мм</text:span></text:p>
          </table:table-cell>
          <table:table-cell table:style-name="Перечень_5f_элементов.C15" office:value-type="string">
            <text:p text:style-name="P14"/>
          </table:table-cell>
          <table:table-cell table:style-name="Перечень_5f_элементов.D15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15" office:value-type="string">
            <text:p text:style-name="P41">7</text:p>
          </table:table-cell>
          <table:table-cell table:style-name="Перечень_5f_элементов.B15" office:value-type="string">
            <text:p text:style-name="P28">Рым-болт М6х60</text:p>
          </table:table-cell>
          <table:table-cell table:style-name="Перечень_5f_элементов.C15" office:value-type="string">
            <text:p text:style-name="P14"/>
          </table:table-cell>
          <table:table-cell table:style-name="Перечень_5f_элементов.D15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15" office:value-type="string">
            <text:p text:style-name="P41">8</text:p>
          </table:table-cell>
          <table:table-cell table:style-name="Перечень_5f_элементов.B15" office:value-type="string">
            <text:p text:style-name="P28">Рым-гайка М6</text:p>
          </table:table-cell>
          <table:table-cell table:style-name="Перечень_5f_элементов.C15" office:value-type="string">
            <text:p text:style-name="P14"/>
          </table:table-cell>
          <table:table-cell table:style-name="Перечень_5f_элементов.D15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15" office:value-type="string">
            <text:p text:style-name="P41">9</text:p>
          </table:table-cell>
          <table:table-cell table:style-name="Перечень_5f_элементов.B15" office:value-type="string">
            <text:p text:style-name="P28">Мачта, труба дюраль 2 колена d40x2x2000мм</text:p>
          </table:table-cell>
          <table:table-cell table:style-name="Перечень_5f_элементов.C15" office:value-type="string">
            <text:p text:style-name="P15">1</text:p>
          </table:table-cell>
          <table:table-cell table:style-name="Перечень_5f_элементов.D15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1" office:value-type="string">
            <text:p text:style-name="P40"/>
          </table:table-cell>
          <table:table-cell table:style-name="Перечень_5f_элементов.B41" office:value-type="string">
            <text:p text:style-name="P33"/>
          </table:table-cell>
          <table:table-cell table:style-name="Перечень_5f_элементов.C41" office:value-type="string">
            <text:p text:style-name="P14"/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1" office:value-type="string">
            <text:p text:style-name="P42">10</text:p>
          </table:table-cell>
          <table:table-cell table:style-name="Перечень_5f_элементов.B41" office:value-type="string">
            <text:p text:style-name="P29">Фал грота, канат 6мм</text:p>
          </table:table-cell>
          <table:table-cell table:style-name="Перечень_5f_элементов.C41" office:value-type="string">
            <text:p text:style-name="P21">1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1" office:value-type="string">
            <text:p text:style-name="P42">11</text:p>
          </table:table-cell>
          <table:table-cell table:style-name="Перечень_5f_элементов.B41" office:value-type="string">
            <text:p text:style-name="P37"><text:span text:style-name="T2">Фал стакселя, канат 6мм</text:span></text:p>
          </table:table-cell>
          <table:table-cell table:style-name="Перечень_5f_элементов.C41" office:value-type="string">
            <text:p text:style-name="P16">1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1" office:value-type="string">
            <text:p text:style-name="P42">12</text:p>
          </table:table-cell>
          <table:table-cell table:style-name="Перечень_5f_элементов.B41" office:value-type="string">
            <text:p text:style-name="P29">Носовая ванта, стальной трос d3мм</text:p>
          </table:table-cell>
          <table:table-cell table:style-name="Перечень_5f_элементов.C41" office:value-type="string">
            <text:p text:style-name="P16">1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1" office:value-type="string">
            <text:p text:style-name="P42">13</text:p>
          </table:table-cell>
          <table:table-cell table:style-name="Перечень_5f_элементов.B41" office:value-type="string">
            <text:p text:style-name="P29">Боковая ванта мачты, стальной трос d3мм</text:p>
          </table:table-cell>
          <table:table-cell table:style-name="Перечень_5f_элементов.C41" office:value-type="string">
            <text:p text:style-name="P16">2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1" office:value-type="string">
            <text:p text:style-name="P42">14</text:p>
          </table:table-cell>
          <table:table-cell table:style-name="Перечень_5f_элементов.B41" office:value-type="string">
            <text:p text:style-name="P29">Грот</text:p>
          </table:table-cell>
          <table:table-cell table:style-name="Перечень_5f_элементов.C41" office:value-type="string">
            <text:p text:style-name="P16">1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1" office:value-type="string">
            <text:p text:style-name="P42">15</text:p>
          </table:table-cell>
          <table:table-cell table:style-name="Перечень_5f_элементов.B41" office:value-type="string">
            <text:p text:style-name="P29">Стаксель</text:p>
          </table:table-cell>
          <table:table-cell table:style-name="Перечень_5f_элементов.C41" office:value-type="string">
            <text:p text:style-name="P16">1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1" office:value-type="string">
            <text:p text:style-name="P42">16</text:p>
          </table:table-cell>
          <table:table-cell table:style-name="Перечень_5f_элементов.B41" office:value-type="string">
            <text:p text:style-name="P29">Шкот ста<text:span text:style-name="T8">к</text:span>селя, канат 6мм</text:p>
          </table:table-cell>
          <table:table-cell table:style-name="Перечень_5f_элементов.C41" office:value-type="string">
            <text:p text:style-name="P16">1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1" office:value-type="string">
            <text:p text:style-name="P42">17</text:p>
          </table:table-cell>
          <table:table-cell table:style-name="Перечень_5f_элементов.B41" office:value-type="string">
            <text:p text:style-name="P29">Шкот грота, канат 6мм</text:p>
          </table:table-cell>
          <table:table-cell table:style-name="Перечень_5f_элементов.C41" office:value-type="string">
            <text:p text:style-name="P16">1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1" office:value-type="string">
            <text:p text:style-name="P42">18</text:p>
          </table:table-cell>
          <table:table-cell table:style-name="Перечень_5f_элементов.B41" office:value-type="string">
            <text:p text:style-name="P30">Привод румпеля, труба дюраль d20x1мм</text:p>
          </table:table-cell>
          <table:table-cell table:style-name="Перечень_5f_элементов.C41" office:value-type="string">
            <text:p text:style-name="P17">1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1" office:value-type="string">
            <text:p text:style-name="P43">19</text:p>
          </table:table-cell>
          <table:table-cell table:style-name="Перечень_5f_элементов.B41" office:value-type="string">
            <text:p text:style-name="P30">Болт М6x60</text:p>
          </table:table-cell>
          <table:table-cell table:style-name="Перечень_5f_элементов.C41" office:value-type="string">
            <text:p text:style-name="P17">2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1" office:value-type="string">
            <text:p text:style-name="P43">20</text:p>
          </table:table-cell>
          <table:table-cell table:style-name="Перечень_5f_элементов.B41" office:value-type="string">
            <text:p text:style-name="P30">Шайба М6</text:p>
          </table:table-cell>
          <table:table-cell table:style-name="Перечень_5f_элементов.C41" office:value-type="string">
            <text:p text:style-name="P17">10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1" office:value-type="string">
            <text:p text:style-name="P44">21</text:p>
          </table:table-cell>
          <table:table-cell table:style-name="Перечень_5f_элементов.B41" office:value-type="string">
            <text:p text:style-name="P31">Румпель, труба дюраль d30x1x400мм</text:p>
          </table:table-cell>
          <table:table-cell table:style-name="Перечень_5f_элементов.C41" office:value-type="string">
            <text:p text:style-name="P18">1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1" office:value-type="string">
            <text:p text:style-name="P44">22</text:p>
          </table:table-cell>
          <table:table-cell table:style-name="Перечень_5f_элементов.B41" office:value-type="string">
            <text:p text:style-name="P31">Гайка М6</text:p>
          </table:table-cell>
          <table:table-cell table:style-name="Перечень_5f_элементов.C41" office:value-type="string">
            <text:p text:style-name="P14"/>
          </table:table-cell>
          <table:table-cell table:style-name="Перечень_5f_элементов.D41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41" office:value-type="string">
            <text:p text:style-name="P44">23</text:p>
          </table:table-cell>
          <table:table-cell table:style-name="Перечень_5f_элементов.B41" office:value-type="string">
            <text:p text:style-name="P31">Болт М6x40 кадмиевый</text:p>
          </table:table-cell>
          <table:table-cell table:style-name="Перечень_5f_элементов.C41" office:value-type="string">
            <text:p text:style-name="P18">2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41" office:value-type="string">
            <text:p text:style-name="P44">24</text:p>
          </table:table-cell>
          <table:table-cell table:style-name="Перечень_5f_элементов.B41" office:value-type="string">
            <text:p text:style-name="P31">Балер, труба дюраль d30x1x600мм</text:p>
          </table:table-cell>
          <table:table-cell table:style-name="Перечень_5f_элементов.C41" office:value-type="string">
            <text:p text:style-name="P18">1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41" office:value-type="string">
            <text:p text:style-name="P44">25</text:p>
          </table:table-cell>
          <table:table-cell table:style-name="Перечень_5f_элементов.B41" office:value-type="string">
            <text:p text:style-name="P31">Подшипник внутр. D6мм</text:p>
          </table:table-cell>
          <table:table-cell table:style-name="Перечень_5f_элементов.C41" office:value-type="string">
            <text:p text:style-name="P18">2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41" office:value-type="string">
            <text:p text:style-name="P44">26</text:p>
          </table:table-cell>
          <table:table-cell table:style-name="Перечень_5f_элементов.B41" office:value-type="string">
            <text:p text:style-name="P31">Стакан балера внешний, труба дюраль d40x2x120мм</text:p>
          </table:table-cell>
          <table:table-cell table:style-name="Перечень_5f_элементов.C41" office:value-type="string">
            <text:p text:style-name="P18">1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41" office:value-type="string">
            <text:p text:style-name="P44">27</text:p>
          </table:table-cell>
          <table:table-cell table:style-name="Перечень_5f_элементов.B41" office:value-type="string">
            <text:p text:style-name="P39"><text:span text:style-name="T3">Стакан балера внутренний, труба дюраль d36x2x120мм</text:span></text:p>
          </table:table-cell>
          <table:table-cell table:style-name="Перечень_5f_элементов.C41" office:value-type="string">
            <text:p text:style-name="P18">1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41" office:value-type="string">
            <text:p text:style-name="P44">28</text:p>
          </table:table-cell>
          <table:table-cell table:style-name="Перечень_5f_элементов.B41" office:value-type="string">
            <text:p text:style-name="P31">Хомут, жесть s1мм</text:p>
          </table:table-cell>
          <table:table-cell table:style-name="Перечень_5f_элементов.C41" office:value-type="string">
            <text:p text:style-name="P18">1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41" office:value-type="string">
            <text:p text:style-name="P44">29</text:p>
          </table:table-cell>
          <table:table-cell table:style-name="Перечень_5f_элементов.B41" office:value-type="string">
            <text:p text:style-name="P31">Стопор стакана балера, <text:span text:style-name="T8">металлич.</text:span></text:p>
          </table:table-cell>
          <table:table-cell table:style-name="Перечень_5f_элементов.C41" office:value-type="string">
            <text:p text:style-name="P19">1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41" office:value-type="string">
            <text:p text:style-name="P45">30</text:p>
          </table:table-cell>
          <table:table-cell table:style-name="Перечень_5f_элементов.B41" office:value-type="string">
            <text:p text:style-name="P32">Стрингер, труба дюраль d40x2x2000мм</text:p>
          </table:table-cell>
          <table:table-cell table:style-name="Перечень_5f_элементов.C41" office:value-type="string">
            <text:p text:style-name="P19">3</text:p>
          </table:table-cell>
          <table:table-cell table:style-name="Перечень_5f_элементов.D41" office:value-type="string">
            <text:p text:style-name="P54">2 колена с соединителями</text:p>
          </table:table-cell>
        </table:table-row>
        <table:table-row table:style-name="Перечень_5f_элементов.30">
          <table:table-cell table:style-name="Перечень_5f_элементов.A41" office:value-type="string">
            <text:p text:style-name="P45">31</text:p>
          </table:table-cell>
          <table:table-cell table:style-name="Перечень_5f_элементов.B41" office:value-type="string">
            <text:p text:style-name="P32">Хомут Т-образного соединения труб 40мм</text:p>
          </table:table-cell>
          <table:table-cell table:style-name="Перечень_5f_элементов.C41" office:value-type="string">
            <text:p text:style-name="P19">2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41" office:value-type="string">
            <text:p text:style-name="P45">32</text:p>
          </table:table-cell>
          <table:table-cell table:style-name="Перечень_5f_элементов.B41" office:value-type="string">
            <text:p text:style-name="P32">Вставка усиливающая, труба дюраль d36x2x100мм</text:p>
          </table:table-cell>
          <table:table-cell table:style-name="Перечень_5f_элементов.C41" office:value-type="string">
            <text:p text:style-name="P19">1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41" office:value-type="string">
            <text:p text:style-name="P45">33</text:p>
          </table:table-cell>
          <table:table-cell table:style-name="Перечень_5f_элементов.B41" office:value-type="string">
            <text:p text:style-name="P38"><text:span text:style-name="T4">Хомут Т-образного соединения труб 30мм</text:span></text:p>
          </table:table-cell>
          <table:table-cell table:style-name="Перечень_5f_элементов.C41" office:value-type="string">
            <text:p text:style-name="P22">1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41" office:value-type="string">
            <text:p text:style-name="P52"><text:span text:style-name="T5">34</text:span></text:p>
          </table:table-cell>
          <table:table-cell table:style-name="Перечень_5f_элементов.B41" office:value-type="string">
            <text:p text:style-name="P32">Заклепка вытяжная d4мм</text:p>
          </table:table-cell>
          <table:table-cell table:style-name="Перечень_5f_элементов.C41" office:value-type="string">
            <text:p text:style-name="P19">4</text:p>
          </table:table-cell>
          <table:table-cell table:style-name="Перечень_5f_элементов.D4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5">35</text:p>
          </table:table-cell>
          <table:table-cell table:style-name="Перечень_5f_элементов.B71" office:value-type="string">
            <text:p text:style-name="P32">Гик, труба дюраль d30x2x2000мм</text:p>
          </table:table-cell>
          <table:table-cell table:style-name="Перечень_5f_элементов.C71" office:value-type="string">
            <text:p text:style-name="P19">1</text:p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6">36</text:p>
          </table:table-cell>
          <table:table-cell table:style-name="Перечень_5f_элементов.B71" office:value-type="string">
            <text:p text:style-name="P34">Бимс, труба дюраль d40x2x2000мм</text:p>
          </table:table-cell>
          <table:table-cell table:style-name="Перечень_5f_элементов.C71" office:value-type="string">
            <text:p text:style-name="P23">4</text:p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7">37</text:p>
          </table:table-cell>
          <table:table-cell table:style-name="Перечень_5f_элементов.B71" office:value-type="string">
            <text:p text:style-name="P34">Фальшборт</text:p>
          </table:table-cell>
          <table:table-cell table:style-name="Перечень_5f_элементов.C71" office:value-type="string">
            <text:p text:style-name="P23">4</text:p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8">38</text:p>
          </table:table-cell>
          <table:table-cell table:style-name="Перечень_5f_элементов.B71" office:value-type="string">
            <text:p text:style-name="P34">Шпангоут</text:p>
          </table:table-cell>
          <table:table-cell table:style-name="Перечень_5f_элементов.C71" office:value-type="string">
            <text:p text:style-name="P23">10</text:p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8">39</text:p>
          </table:table-cell>
          <table:table-cell table:style-name="Перечень_5f_элементов.B71" office:value-type="string">
            <text:p text:style-name="P34">Кильсон</text:p>
          </table:table-cell>
          <table:table-cell table:style-name="Перечень_5f_элементов.C71" office:value-type="string">
            <text:p text:style-name="P23">2</text:p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9">40</text:p>
          </table:table-cell>
          <table:table-cell table:style-name="Перечень_5f_элементов.B71" office:value-type="string">
            <text:p text:style-name="P35">Штевень</text:p>
          </table:table-cell>
          <table:table-cell table:style-name="Перечень_5f_элементов.C71" office:value-type="string">
            <text:p text:style-name="P20">4</text:p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9">41</text:p>
          </table:table-cell>
          <table:table-cell table:style-name="Перечень_5f_элементов.B71" office:value-type="string">
            <text:p text:style-name="P36">Усиление шпангоута, фанера 6мм</text:p>
          </table:table-cell>
          <table:table-cell table:style-name="Перечень_5f_элементов.C71" office:value-type="string">
            <text:p text:style-name="P24">?</text:p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50">42</text:p>
          </table:table-cell>
          <table:table-cell table:style-name="Перечень_5f_элементов.B71" office:value-type="string">
            <text:p text:style-name="P36">Вставка усиления детали (41), дерево</text:p>
          </table:table-cell>
          <table:table-cell table:style-name="Перечень_5f_элементов.C71" office:value-type="string">
            <text:p text:style-name="P14">?</text:p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1" office:value-type="string">
            <text:p text:style-name="P40"/>
          </table:table-cell>
          <table:table-cell table:style-name="Перечень_5f_элементов.B71" office:value-type="string">
            <text:p text:style-name="P26"/>
          </table:table-cell>
          <table:table-cell table:style-name="Перечень_5f_элементов.C71" office:value-type="string">
            <text:p text:style-name="P14"/>
          </table:table-cell>
          <table:table-cell table:style-name="Перечень_5f_элементов.D71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2" office:value-type="string">
            <text:p text:style-name="P40"/>
          </table:table-cell>
          <table:table-cell table:style-name="Перечень_5f_элементов.B72" office:value-type="string">
            <text:p text:style-name="P26"/>
          </table:table-cell>
          <table:table-cell table:style-name="Перечень_5f_элементов.C72" office:value-type="string">
            <text:p text:style-name="P14"/>
          </table:table-cell>
          <table:table-cell table:style-name="Перечень_5f_элементов.D72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center" style:justify-single-word="false"/>
    </style:style>
    <style:style style:name="Наименование" style:family="paragraph" style:parent-style-name="Значение_20_графы_20_таблицы" style:auto-update="true" style:master-page-name="">
      <style:paragraph-properties fo:text-align="start" style:justify-single-word="false" style:page-number="auto"/>
      <style:text-properties style:text-underline-style="non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>
      <style:paragraph-properties fo:text-align="center" style:justify-single-word="false"/>
    </style:style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officeooo:rsid="009f79a6" officeooo:paragraph-rsid="009f79a6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3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MP8" style:family="paragraph" style:parent-style-name="Заголовок_20_графы_20_форматной_20_рамки">
      <style:text-properties style:text-scale="90%"/>
    </style:style>
    <style:style style:name="MP9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1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2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82"><draw:text-box><text:p text:style-name="MP1">Парусный катамаран</text:p><text:p text:style-name="MP1">Сборочный чертеж</text:p></draw:text-box></draw:frame><draw:frame draw:style-name="Mfr1" draw:name="Перв.1: 2 Обозначение документа" text:anchor-type="paragraph" svg:x="8.5cm" svg:y="25.201cm" svg:width="12cm" svg:height="1.499cm" draw:z-index="81"><draw:text-box><text:p text:style-name="MP2"/></draw:text-box></draw:frame><draw:frame draw:style-name="Mfr1" draw:name="Перв.1: 9 Наименование организации" text:anchor-type="paragraph" svg:x="15.499cm" svg:y="27.7cm" svg:width="5.001cm" svg:height="1.499cm" draw:z-index="80"><draw:text-box><text:p text:style-name="MP3"/></draw:text-box></draw:frame><draw:frame draw:style-name="Mfr2" draw:name="Перв.1: 4 Лит. (наименование)" text:anchor-type="paragraph" svg:x="15.499cm" svg:y="26.7cm" svg:width="1.499cm" svg:height="0.499cm" draw:z-index="7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7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7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7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7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74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7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72"><draw:text-box><text:p text:style-name="Значение_20_графы_20_форматной_20_рамки"><text:page-count>3</text:page-count></text:p></draw:text-box></draw:frame><draw:frame draw:style-name="Mfr2" draw:name="Перв.1: 10 Разраб. (наименование)" text:anchor-type="paragraph" svg:x="2cm" svg:y="26.7cm" svg:width="1.7cm" svg:height="0.499cm" draw:z-index="71"><draw:text-box><text:p text:style-name="MP4">Разраб.</text:p></draw:text-box></draw:frame><draw:frame draw:style-name="Mfr2" draw:name="Перв.1: 10 Пров. (наименование)" text:anchor-type="paragraph" svg:x="2cm" svg:y="27.199cm" svg:width="1.7cm" svg:height="0.499cm" draw:z-index="70"><draw:text-box><text:p text:style-name="MP4">Пров.</text:p></draw:text-box></draw:frame><draw:frame draw:style-name="Mfr1" draw:name="Перв.1: 10" text:anchor-type="paragraph" svg:x="2cm" svg:y="27.7cm" svg:width="1.7cm" svg:height="0.499cm" draw:z-index="69"><draw:text-box><text:p text:style-name="MP5"/></draw:text-box></draw:frame><draw:frame draw:style-name="Mfr2" draw:name="Перв.1: 10 Н. контр. (наименование)" text:anchor-type="paragraph" svg:x="2cm" svg:y="28.199cm" svg:width="1.7cm" svg:height="0.499cm" draw:z-index="68"><draw:text-box><text:p text:style-name="MP6">Н. контр.</text:p></draw:text-box></draw:frame><draw:frame draw:style-name="Mfr2" draw:name="Перв.1: 10 Утв. (наименование)" text:anchor-type="paragraph" svg:x="2cm" svg:y="28.7cm" svg:width="1.7cm" svg:height="0.499cm" draw:z-index="67"><draw:text-box><text:p text:style-name="MP4">Утв.</text:p></draw:text-box></draw:frame><draw:frame draw:style-name="Mfr1" draw:name="Перв.1: 11 Разраб." text:anchor-type="paragraph" svg:x="3.701cm" svg:y="26.7cm" svg:width="2.3cm" svg:height="0.499cm" draw:z-index="66"><draw:text-box><text:p text:style-name="MP7">Соболев</text:p></draw:text-box></draw:frame><draw:frame draw:style-name="Mfr1" draw:name="Перв.1: 11 Пров." text:anchor-type="paragraph" svg:x="3.701cm" svg:y="27.199cm" svg:width="2.3cm" svg:height="0.499cm" draw:z-index="65"><draw:text-box><text:p text:style-name="MP7">Красавин</text:p></draw:text-box></draw:frame><draw:frame draw:style-name="Mfr1" draw:name="Перв.1: 11" text:anchor-type="paragraph" svg:x="3.701cm" svg:y="27.7cm" svg:width="2.3cm" svg:height="0.499cm" draw:z-index="64"><draw:text-box><text:p text:style-name="MP5"/></draw:text-box></draw:frame><draw:frame draw:style-name="Mfr1" draw:name="Перв.1: 11 Н. контр." text:anchor-type="paragraph" svg:x="3.701cm" svg:y="28.199cm" svg:width="2.3cm" svg:height="0.499cm" draw:z-index="63"><draw:text-box><text:p text:style-name="MP7">Лунёв</text:p></draw:text-box></draw:frame><draw:frame draw:style-name="Mfr1" draw:name="Перв.1: 11 Утв." text:anchor-type="paragraph" svg:x="3.701cm" svg:y="28.7cm" svg:width="2.3cm" svg:height="0.499cm" draw:z-index="62"><draw:text-box><text:p text:style-name="MP5"/></draw:text-box></draw:frame><draw:frame draw:style-name="Mfr1" draw:name="Перв.1: 13 Разраб." text:anchor-type="paragraph" svg:x="7.5cm" svg:y="26.7cm" svg:width="1cm" svg:height="0.499cm" draw:z-index="61"><draw:text-box><text:p text:style-name="MP5"/></draw:text-box></draw:frame><draw:frame draw:style-name="Mfr1" draw:name="Перв.1: 13 Пров." text:anchor-type="paragraph" svg:x="7.5cm" svg:y="27.199cm" svg:width="1cm" svg:height="0.499cm" draw:z-index="60"><draw:text-box><text:p text:style-name="MP5"/></draw:text-box></draw:frame><draw:frame draw:style-name="Mfr1" draw:name="Перв.1: 13" text:anchor-type="paragraph" svg:x="7.5cm" svg:y="27.7cm" svg:width="1cm" svg:height="0.499cm" draw:z-index="59"><draw:text-box><text:p text:style-name="MP5"/></draw:text-box></draw:frame><draw:frame draw:style-name="Mfr1" draw:name="Перв.1: 13 Н. контр." text:anchor-type="paragraph" svg:x="7.5cm" svg:y="28.199cm" svg:width="1cm" svg:height="0.499cm" draw:z-index="58"><draw:text-box><text:p text:style-name="MP5"/></draw:text-box></draw:frame><draw:frame draw:style-name="Mfr1" draw:name="Перв.1: 13 Утв." text:anchor-type="paragraph" svg:x="7.5cm" svg:y="28.7cm" svg:width="1cm" svg:height="0.499cm" draw:z-index="57"><draw:text-box><text:p text:style-name="MP5"/></draw:text-box></draw:frame><draw:frame draw:style-name="Mfr2" draw:name="Перв.1: 14 Изм. (наименование)" text:anchor-type="paragraph" svg:x="2cm" svg:y="26.201cm" svg:width="0.7cm" svg:height="0.499cm" draw:z-index="56"><draw:text-box><text:p text:style-name="MP8">Изм.</text:p></draw:text-box></draw:frame><draw:frame draw:style-name="Mfr2" draw:name="Перв.1: 15 Лист (наименование)" text:anchor-type="paragraph" svg:x="2.701cm" svg:y="26.201cm" svg:width="1cm" svg:height="0.499cm" draw:z-index="5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5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53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5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5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5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4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48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47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4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45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44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4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42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41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4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2: 10" text:anchor-type="paragraph" svg:x="2cm" svg:y="27.7cm" svg:width="1.7cm" svg:height="0.499cm" draw:z-index="0"><draw:text-box><text:p text:style-name="MP5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2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2: 11" text:anchor-type="paragraph" svg:x="3.701cm" svg:y="27.7cm" svg:width="2.3cm" svg:height="0.499cm" draw:z-index="0"><draw:text-box><text:p text:style-name="MP5"/></draw:text-box></draw:frame><draw:frame draw:style-name="Mfr1" draw:name="Перв.2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2: 11 Утв." text:anchor-type="paragraph" svg:x="3.701cm" svg:y="28.7cm" svg:width="2.3cm" svg:height="0.499cm" draw:z-index="0"><draw:text-box><text:p text:style-name="MP5"/></draw:text-box></draw:frame><draw:frame draw:style-name="Mfr1" draw:name="Перв.2: 13 Разраб." text:anchor-type="paragraph" svg:x="7.5cm" svg:y="26.7cm" svg:width="1cm" svg:height="0.499cm" draw:z-index="0"><draw:text-box><text:p text:style-name="MP5"/></draw:text-box></draw:frame><draw:frame draw:style-name="Mfr1" draw:name="Перв.2: 13 Пров." text:anchor-type="paragraph" svg:x="7.5cm" svg:y="27.199cm" svg:width="1cm" svg:height="0.499cm" draw:z-index="0"><draw:text-box><text:p text:style-name="MP5"/></draw:text-box></draw:frame><draw:frame draw:style-name="Mfr1" draw:name="Перв.2: 13" text:anchor-type="paragraph" svg:x="7.5cm" svg:y="27.7cm" svg:width="1cm" svg:height="0.499cm" draw:z-index="0"><draw:text-box><text:p text:style-name="MP5"/></draw:text-box></draw:frame><draw:frame draw:style-name="Mfr1" draw:name="Перв.2: 13 Н. контр." text:anchor-type="paragraph" svg:x="7.5cm" svg:y="28.199cm" svg:width="1cm" svg:height="0.499cm" draw:z-index="0"><draw:text-box><text:p text:style-name="MP5"/></draw:text-box></draw:frame><draw:frame draw:style-name="Mfr1" draw:name="Перв.2: 13 Утв." text:anchor-type="paragraph" svg:x="7.5cm" svg:y="28.7cm" svg:width="1cm" svg:height="0.499cm" draw:z-index="0"><draw:text-box><text:p text:style-name="MP5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3: 10" text:anchor-type="paragraph" svg:x="2cm" svg:y="27.7cm" svg:width="1.7cm" svg:height="0.499cm" draw:z-index="0"><draw:text-box><text:p text:style-name="MP5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3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3: 11" text:anchor-type="paragraph" svg:x="3.701cm" svg:y="27.7cm" svg:width="2.3cm" svg:height="0.499cm" draw:z-index="0"><draw:text-box><text:p text:style-name="MP5"/></draw:text-box></draw:frame><draw:frame draw:style-name="Mfr1" draw:name="Перв.3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3: 11 Утв." text:anchor-type="paragraph" svg:x="3.701cm" svg:y="28.7cm" svg:width="2.3cm" svg:height="0.499cm" draw:z-index="0"><draw:text-box><text:p text:style-name="MP5"/></draw:text-box></draw:frame><draw:frame draw:style-name="Mfr1" draw:name="Перв.3: 13 Разраб." text:anchor-type="paragraph" svg:x="7.5cm" svg:y="26.7cm" svg:width="1cm" svg:height="0.499cm" draw:z-index="0"><draw:text-box><text:p text:style-name="MP5"/></draw:text-box></draw:frame><draw:frame draw:style-name="Mfr1" draw:name="Перв.3: 13 Пров." text:anchor-type="paragraph" svg:x="7.5cm" svg:y="27.199cm" svg:width="1cm" svg:height="0.499cm" draw:z-index="0"><draw:text-box><text:p text:style-name="MP5"/></draw:text-box></draw:frame><draw:frame draw:style-name="Mfr1" draw:name="Перв.3: 13" text:anchor-type="paragraph" svg:x="7.5cm" svg:y="27.7cm" svg:width="1cm" svg:height="0.499cm" draw:z-index="0"><draw:text-box><text:p text:style-name="MP5"/></draw:text-box></draw:frame><draw:frame draw:style-name="Mfr1" draw:name="Перв.3: 13 Н. контр." text:anchor-type="paragraph" svg:x="7.5cm" svg:y="28.199cm" svg:width="1cm" svg:height="0.499cm" draw:z-index="0"><draw:text-box><text:p text:style-name="MP5"/></draw:text-box></draw:frame><draw:frame draw:style-name="Mfr1" draw:name="Перв.3: 13 Утв." text:anchor-type="paragraph" svg:x="7.5cm" svg:y="28.7cm" svg:width="1cm" svg:height="0.499cm" draw:z-index="0"><draw:text-box><text:p text:style-name="MP5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4: 10" text:anchor-type="paragraph" svg:x="2cm" svg:y="27.7cm" svg:width="1.7cm" svg:height="0.499cm" draw:z-index="0"><draw:text-box><text:p text:style-name="MP5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4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4: 11" text:anchor-type="paragraph" svg:x="3.701cm" svg:y="27.7cm" svg:width="2.3cm" svg:height="0.499cm" draw:z-index="0"><draw:text-box><text:p text:style-name="MP5"/></draw:text-box></draw:frame><draw:frame draw:style-name="Mfr1" draw:name="Перв.4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4: 11 Утв." text:anchor-type="paragraph" svg:x="3.701cm" svg:y="28.7cm" svg:width="2.3cm" svg:height="0.499cm" draw:z-index="0"><draw:text-box><text:p text:style-name="MP5"/></draw:text-box></draw:frame><draw:frame draw:style-name="Mfr1" draw:name="Перв.4: 13 Разраб." text:anchor-type="paragraph" svg:x="7.5cm" svg:y="26.7cm" svg:width="1cm" svg:height="0.499cm" draw:z-index="0"><draw:text-box><text:p text:style-name="MP5"/></draw:text-box></draw:frame><draw:frame draw:style-name="Mfr1" draw:name="Перв.4: 13 Пров." text:anchor-type="paragraph" svg:x="7.5cm" svg:y="27.199cm" svg:width="1cm" svg:height="0.499cm" draw:z-index="0"><draw:text-box><text:p text:style-name="MP5"/></draw:text-box></draw:frame><draw:frame draw:style-name="Mfr1" draw:name="Перв.4: 13" text:anchor-type="paragraph" svg:x="7.5cm" svg:y="27.7cm" svg:width="1cm" svg:height="0.499cm" draw:z-index="0"><draw:text-box><text:p text:style-name="MP5"/></draw:text-box></draw:frame><draw:frame draw:style-name="Mfr1" draw:name="Перв.4: 13 Н. контр." text:anchor-type="paragraph" svg:x="7.5cm" svg:y="28.199cm" svg:width="1cm" svg:height="0.499cm" draw:z-index="0"><draw:text-box><text:p text:style-name="MP5"/></draw:text-box></draw:frame><draw:frame draw:style-name="Mfr1" draw:name="Перв.4: 13 Утв." text:anchor-type="paragraph" svg:x="7.5cm" svg:y="28.7cm" svg:width="1cm" svg:height="0.499cm" draw:z-index="0"><draw:text-box><text:p text:style-name="MP5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39"><draw:text-box><text:p text:style-name="MP11"/></draw:text-box></draw:frame><draw:frame draw:style-name="Mfr2" draw:name="Прочие: 7 Лист (наименование)" text:anchor-type="paragraph" svg:x="19.5cm" svg:y="27.7cm" svg:width="1cm" svg:height="0.7cm" draw:z-index="37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35"><draw:text-box><text:p text:style-name="Значение_20_графы_20_форматной_20_рамки"><text:page-number text:select-page="current">3</text:page-number></text:p></draw:text-box></draw:frame><draw:frame draw:style-name="Mfr2" draw:name="Прочие: 14 Изм. (наименование)" text:anchor-type="paragraph" svg:x="2cm" svg:y="28.7cm" svg:width="0.7cm" svg:height="0.499cm" draw:z-index="33"><draw:text-box><text:p text:style-name="MP8">Изм.</text:p></draw:text-box></draw:frame><draw:frame draw:style-name="Mfr2" draw:name="Прочие: 15 Лист (наименование)" text:anchor-type="paragraph" svg:x="2.701cm" svg:y="28.7cm" svg:width="1cm" svg:height="0.499cm" draw:z-index="31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29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27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25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23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21"><draw:text-box><text:p text:style-name="MP12"/></draw:text-box></draw:frame><draw:frame draw:style-name="Mfr2" draw:name="Прочие: 20 Подп. и дата (наименование)" text:anchor-type="paragraph" svg:x="0.801cm" svg:y="23.2cm" svg:width="0.499cm" svg:height="3.5cm" draw:z-index="1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17"><draw:text-box><text:p text:style-name="MP12"/></draw:text-box></draw:frame><draw:frame draw:style-name="Mfr2" draw:name="Прочие: 21 Взам. инв. № (наименование)" text:anchor-type="paragraph" svg:x="0.801cm" svg:y="20.699cm" svg:width="0.499cm" svg:height="2.499cm" draw:z-index="15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13"><draw:text-box><text:p text:style-name="MP12"/></draw:text-box></draw:frame><draw:frame draw:style-name="Mfr2" draw:name="Прочие: 22 Инв. № дубл. (наименование)" text:anchor-type="paragraph" svg:x="0.801cm" svg:y="18.2cm" svg:width="0.499cm" svg:height="2.499cm" draw:z-index="11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9"><draw:text-box><text:p text:style-name="MP12"/></draw:text-box></draw:frame><draw:frame draw:style-name="Mfr2" draw:name="Прочие: 23 Подп. и дата (наименование)" text:anchor-type="paragraph" svg:x="0.801cm" svg:y="14.7cm" svg:width="0.499cm" svg:height="3.5cm" draw:z-index="7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5"><draw:text-box><text:p text:style-name="MP12"/></draw:text-box></draw:frame><draw:frame draw:style-name="Mfr2" draw:name="Прочие: 31 Копировал (наименование)" text:anchor-type="paragraph" svg:x="9.5cm" svg:y="29.199cm" svg:height="0.499cm" draw:z-index="3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1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3:58:40.730951650</meta:creation-date>
    <meta:editing-duration>PT13M39S</meta:editing-duration>
    <meta:editing-cycles>3</meta:editing-cycles>
    <meta:generator>LibreOffice/6.4.7.2$Linux_X86_64 LibreOffice_project/40$Build-2</meta:generator>
    <dc:date>2024-06-21T16:36:29.752076710</dc:date>
    <meta:document-statistic meta:table-count="1" meta:image-count="0" meta:object-count="0" meta:page-count="3" meta:paragraph-count="247" meta:word-count="434" meta:character-count="2108" meta:non-whitespace-character-count="1921"/>
    <meta:template xlink:type="simple" xlink:actuate="onRequest" xlink:title="Перечень элементов" xlink:href="../../../.config/libreoffice/4/user/template/Перечень%20элементов.ott" meta:date="2024-06-21T13:58:40.125672090"/>
  </office:meta>
</office:document-meta>
</file>